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row table:style-name="ro1">
          <table:table-cell office:value-type="float" office:value="-5.98639455782313" calcext:value-type="float">
            <text:p>-5,98639455782313</text:p>
          </table:table-cell>
          <table:table-cell office:value-type="float" office:value="0.0323076923076924" calcext:value-type="float">
            <text:p>0,032307692307692</text:p>
          </table:table-cell>
          <table:table-cell/>
          <table:table-cell office:value-type="float" office:value="-5.95918367346939" calcext:value-type="float">
            <text:p>-5,95918367346939</text:p>
          </table:table-cell>
          <table:table-cell office:value-type="float" office:value="0.00615384615384618" calcext:value-type="float">
            <text:p>0,006153846153846</text:p>
          </table:table-cell>
          <table:table-cell/>
          <table:table-cell office:value-type="float" office:value="-5.95918367346939" calcext:value-type="float">
            <text:p>-5,95918367346939</text:p>
          </table:table-cell>
          <table:table-cell office:value-type="float" office:value="0.0261538461538461" calcext:value-type="float">
            <text:p>0,026153846153846</text:p>
          </table:table-cell>
          <table:table-cell/>
          <table:table-cell office:value-type="float" office:value="13.9863945578231" calcext:value-type="float">
            <text:p>13,9863945578231</text:p>
          </table:table-cell>
          <table:table-cell office:value-type="float" office:value="0.586153846153846" calcext:value-type="float">
            <text:p>0,586153846153846</text:p>
          </table:table-cell>
          <table:table-cell/>
          <table:table-cell office:value-type="float" office:value="-5.93197278911565" calcext:value-type="float">
            <text:p>-5,93197278911565</text:p>
          </table:table-cell>
          <table:table-cell office:value-type="float" office:value="0.0015384615384616" calcext:value-type="float">
            <text:p>0,001538461538462</text:p>
          </table:table-cell>
          <table:table-cell/>
          <table:table-cell office:value-type="float" office:value="-5.95918367346939" calcext:value-type="float">
            <text:p>-5,95918367346939</text:p>
          </table:table-cell>
          <table:table-cell office:value-type="float" office:value="0.00615384615384618" calcext:value-type="float">
            <text:p>0,00615384615384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692307692307693" calcext:value-type="float">
            <text:p>0,069230769230769</text:p>
          </table:table-cell>
          <table:table-cell/>
          <table:table-cell office:value-type="float" office:value="-3.97278911564626" calcext:value-type="float">
            <text:p>-3,97278911564626</text:p>
          </table:table-cell>
          <table:table-cell office:value-type="float" office:value="0.0230769230769231" calcext:value-type="float">
            <text:p>0,023076923076923</text:p>
          </table:table-cell>
          <table:table-cell/>
          <table:table-cell office:value-type="float" office:value="-3.97278911564626" calcext:value-type="float">
            <text:p>-3,97278911564626</text:p>
          </table:table-cell>
          <table:table-cell office:value-type="float" office:value="0.0461538461538462" calcext:value-type="float">
            <text:p>0,046153846153846</text:p>
          </table:table-cell>
          <table:table-cell/>
          <table:table-cell office:value-type="float" office:value="11.9727891156463" calcext:value-type="float">
            <text:p>11,9727891156463</text:p>
          </table:table-cell>
          <table:table-cell office:value-type="float" office:value="0.532307692307692" calcext:value-type="float">
            <text:p>0,532307692307692</text:p>
          </table:table-cell>
          <table:table-cell/>
          <table:table-cell office:value-type="float" office:value="-3.97278911564626" calcext:value-type="float">
            <text:p>-3,97278911564626</text:p>
          </table:table-cell>
          <table:table-cell office:value-type="float" office:value="0.0184615384615384" calcext:value-type="float">
            <text:p>0,018461538461539</text:p>
          </table:table-cell>
          <table:table-cell/>
          <table:table-cell office:value-type="float" office:value="-3.97278911564626" calcext:value-type="float">
            <text:p>-3,97278911564626</text:p>
          </table:table-cell>
          <table:table-cell office:value-type="float" office:value="0.0861538461538462" calcext:value-type="float">
            <text:p>0,086153846153846</text:p>
          </table:table-cell>
        </table:table-row>
        <table:table-row table:style-name="ro1">
          <table:table-cell office:value-type="float" office:value="-1.98639455782313" calcext:value-type="float">
            <text:p>-1,98639455782313</text:p>
          </table:table-cell>
          <table:table-cell office:value-type="float" office:value="0.144615384615385" calcext:value-type="float">
            <text:p>0,144615384615385</text:p>
          </table:table-cell>
          <table:table-cell/>
          <table:table-cell office:value-type="float" office:value="-1.98639455782313" calcext:value-type="float">
            <text:p>-1,98639455782313</text:p>
          </table:table-cell>
          <table:table-cell office:value-type="float" office:value="0.0338461538461538" calcext:value-type="float">
            <text:p>0,033846153846154</text:p>
          </table:table-cell>
          <table:table-cell/>
          <table:table-cell office:value-type="float" office:value="-1.98639455782313" calcext:value-type="float">
            <text:p>-1,98639455782313</text:p>
          </table:table-cell>
          <table:table-cell office:value-type="float" office:value="0.110769230769231" calcext:value-type="float">
            <text:p>0,110769230769231</text:p>
          </table:table-cell>
          <table:table-cell/>
          <table:table-cell office:value-type="float" office:value="9.95918367346939" calcext:value-type="float">
            <text:p>9,95918367346939</text:p>
          </table:table-cell>
          <table:table-cell office:value-type="float" office:value="0.475384615384615" calcext:value-type="float">
            <text:p>0,475384615384615</text:p>
          </table:table-cell>
          <table:table-cell/>
          <table:table-cell office:value-type="float" office:value="-1.98639455782313" calcext:value-type="float">
            <text:p>-1,98639455782313</text:p>
          </table:table-cell>
          <table:table-cell office:value-type="float" office:value="0.0276923076923077" calcext:value-type="float">
            <text:p>0,027692307692308</text:p>
          </table:table-cell>
          <table:table-cell/>
          <table:table-cell office:value-type="float" office:value="-1.98639455782313" calcext:value-type="float">
            <text:p>-1,98639455782313</text:p>
          </table:table-cell>
          <table:table-cell office:value-type="float" office:value="0.153846153846154" calcext:value-type="float">
            <text:p>0,15384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0.0272108843537406" calcext:value-type="float">
            <text:p>0,027210884353741</text:p>
          </table:table-cell>
          <table:table-cell office:value-type="float" office:value="0.0476923076923078" calcext:value-type="float">
            <text:p>0,047692307692308</text:p>
          </table:table-cell>
          <table:table-cell/>
          <table:table-cell office:value-type="float" office:value="0.0272108843537406" calcext:value-type="float">
            <text:p>0,027210884353741</text:p>
          </table:table-cell>
          <table:table-cell office:value-type="float" office:value="0.172307692307692" calcext:value-type="float">
            <text:p>0,172307692307692</text:p>
          </table:table-cell>
          <table:table-cell/>
          <table:table-cell office:value-type="float" office:value="7.97278911564626" calcext:value-type="float">
            <text:p>7,97278911564626</text:p>
          </table:table-cell>
          <table:table-cell office:value-type="float" office:value="0.416923076923077" calcext:value-type="float">
            <text:p>0,4169230769230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61538461538461" calcext:value-type="float">
            <text:p>0,026153846153846</text:p>
          </table:table-cell>
          <table:table-cell/>
          <table:table-cell office:value-type="float" office:value="0.0272108843537406" calcext:value-type="float">
            <text:p>0,027210884353741</text:p>
          </table:table-cell>
          <table:table-cell office:value-type="float" office:value="0.203076923076923" calcext:value-type="float">
            <text:p>0,203076923076923</text:p>
          </table:table-cell>
        </table:table-row>
        <table:table-row table:style-name="ro1">
          <table:table-cell office:value-type="float" office:value="1.98639455782313" calcext:value-type="float">
            <text:p>1,98639455782313</text:p>
          </table:table-cell>
          <table:table-cell office:value-type="float" office:value="0.303076923076923" calcext:value-type="float">
            <text:p>0,303076923076923</text:p>
          </table:table-cell>
          <table:table-cell/>
          <table:table-cell office:value-type="float" office:value="2.01360544217687" calcext:value-type="float">
            <text:p>2,01360544217687</text:p>
          </table:table-cell>
          <table:table-cell office:value-type="float" office:value="0.0676923076923077" calcext:value-type="float">
            <text:p>0,067692307692308</text:p>
          </table:table-cell>
          <table:table-cell/>
          <table:table-cell office:value-type="float" office:value="2.01360544217687" calcext:value-type="float">
            <text:p>2,01360544217687</text:p>
          </table:table-cell>
          <table:table-cell office:value-type="float" office:value="0.235384615384615" calcext:value-type="float">
            <text:p>0,235384615384615</text:p>
          </table:table-cell>
          <table:table-cell/>
          <table:table-cell office:value-type="float" office:value="5.98639455782313" calcext:value-type="float">
            <text:p>5,98639455782313</text:p>
          </table:table-cell>
          <table:table-cell office:value-type="float" office:value="0.358461538461538" calcext:value-type="float">
            <text:p>0,358461538461538</text:p>
          </table:table-cell>
          <table:table-cell/>
          <table:table-cell office:value-type="float" office:value="2.01360544217687" calcext:value-type="float">
            <text:p>2,01360544217687</text:p>
          </table:table-cell>
          <table:table-cell office:value-type="float" office:value="0.0553846153846155" calcext:value-type="float">
            <text:p>0,055384615384616</text:p>
          </table:table-cell>
          <table:table-cell/>
          <table:table-cell office:value-type="float" office:value="2.01360544217687" calcext:value-type="float">
            <text:p>2,01360544217687</text:p>
          </table:table-cell>
          <table:table-cell office:value-type="float" office:value="0.292307692307692" calcext:value-type="float">
            <text:p>0,292307692307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0769230769231" calcext:value-type="float">
            <text:p>0,390769230769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69230769230769" calcext:value-type="float">
            <text:p>0,0969230769230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95384615384615" calcext:value-type="float">
            <text:p>0,295384615384615</text:p>
          </table:table-cell>
          <table:table-cell/>
          <table:table-cell office:value-type="float" office:value="3.97278911564626" calcext:value-type="float">
            <text:p>3,97278911564626</text:p>
          </table:table-cell>
          <table:table-cell office:value-type="float" office:value="0.298461538461538" calcext:value-type="float">
            <text:p>0,29846153846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92307692307692" calcext:value-type="float">
            <text:p>0,0892307692307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0769230769231" calcext:value-type="float">
            <text:p>0,390769230769231</text:p>
          </table:table-cell>
        </table:table-row>
        <table:table-row table:style-name="ro1">
          <table:table-cell office:value-type="float" office:value="5.98639455782313" calcext:value-type="float">
            <text:p>5,98639455782313</text:p>
          </table:table-cell>
          <table:table-cell office:value-type="float" office:value="0.475384615384615" calcext:value-type="float">
            <text:p>0,475384615384615</text:p>
          </table:table-cell>
          <table:table-cell/>
          <table:table-cell office:value-type="float" office:value="6.01360544217687" calcext:value-type="float">
            <text:p>6,01360544217687</text:p>
          </table:table-cell>
          <table:table-cell office:value-type="float" office:value="0.123076923076923" calcext:value-type="float">
            <text:p>0,123076923076923</text:p>
          </table:table-cell>
          <table:table-cell/>
          <table:table-cell office:value-type="float" office:value="6.01360544217687" calcext:value-type="float">
            <text:p>6,01360544217687</text:p>
          </table:table-cell>
          <table:table-cell office:value-type="float" office:value="0.353846153846154" calcext:value-type="float">
            <text:p>0,353846153846154</text:p>
          </table:table-cell>
          <table:table-cell/>
          <table:table-cell office:value-type="float" office:value="1.98639455782313" calcext:value-type="float">
            <text:p>1,98639455782313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6.01360544217687" calcext:value-type="float">
            <text:p>6,01360544217687</text:p>
          </table:table-cell>
          <table:table-cell office:value-type="float" office:value="0.124615384615385" calcext:value-type="float">
            <text:p>0,124615384615385</text:p>
          </table:table-cell>
          <table:table-cell/>
          <table:table-cell office:value-type="float" office:value="6.01360544217687" calcext:value-type="float">
            <text:p>6,01360544217687</text:p>
          </table:table-cell>
          <table:table-cell office:value-type="float" office:value="0.487692307692308" calcext:value-type="float">
            <text:p>0,487692307692308</text:p>
          </table:table-cell>
        </table:table-row>
        <table:table-row table:style-name="ro1">
          <table:table-cell office:value-type="float" office:value="7.97278911564626" calcext:value-type="float">
            <text:p>7,97278911564626</text:p>
          </table:table-cell>
          <table:table-cell office:value-type="float" office:value="0.575384615384615" calcext:value-type="float">
            <text:p>0,575384615384615</text:p>
          </table:table-cell>
          <table:table-cell/>
          <table:table-cell office:value-type="float" office:value="7.97278911564626" calcext:value-type="float">
            <text:p>7,97278911564626</text:p>
          </table:table-cell>
          <table:table-cell office:value-type="float" office:value="0.158461538461539" calcext:value-type="float">
            <text:p>0,1584615384615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6923076923077" calcext:value-type="float">
            <text:p>0,4169230769230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7.97278911564626" calcext:value-type="float">
            <text:p>7,97278911564626</text:p>
          </table:table-cell>
          <table:table-cell office:value-type="float" office:value="0.161538461538462" calcext:value-type="float">
            <text:p>0,1615384615384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8461538461538" calcext:value-type="float">
            <text:p>0,578461538461538</text:p>
          </table:table-cell>
        </table:table-row>
        <table:table-row table:style-name="ro1">
          <table:table-cell office:value-type="float" office:value="9.95918367346939" calcext:value-type="float">
            <text:p>9,95918367346939</text:p>
          </table:table-cell>
          <table:table-cell office:value-type="float" office:value="0.663076923076923" calcext:value-type="float">
            <text:p>0,663076923076923</text:p>
          </table:table-cell>
          <table:table-cell/>
          <table:table-cell office:value-type="float" office:value="9.98639455782313" calcext:value-type="float">
            <text:p>9,98639455782313</text:p>
          </table:table-cell>
          <table:table-cell office:value-type="float" office:value="0.195384615384615" calcext:value-type="float">
            <text:p>0,195384615384615</text:p>
          </table:table-cell>
          <table:table-cell/>
          <table:table-cell office:value-type="float" office:value="9.98639455782313" calcext:value-type="float">
            <text:p>9,98639455782313</text:p>
          </table:table-cell>
          <table:table-cell office:value-type="float" office:value="0.469230769230769" calcext:value-type="float">
            <text:p>0,469230769230769</text:p>
          </table:table-cell>
          <table:table-cell/>
          <table:table-cell office:value-type="float" office:value="-1.98639455782313" calcext:value-type="float">
            <text:p>-1,98639455782313</text:p>
          </table:table-cell>
          <table:table-cell office:value-type="float" office:value="0.123076923076923" calcext:value-type="float">
            <text:p>0,123076923076923</text:p>
          </table:table-cell>
          <table:table-cell/>
          <table:table-cell office:value-type="float" office:value="9.95918367346939" calcext:value-type="float">
            <text:p>9,95918367346939</text:p>
          </table:table-cell>
          <table:table-cell office:value-type="float" office:value="0.203076923076923" calcext:value-type="float">
            <text:p>0,203076923076923</text:p>
          </table:table-cell>
          <table:table-cell/>
          <table:table-cell office:value-type="float" office:value="9.98639455782313" calcext:value-type="float">
            <text:p>9,9863945578231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1.9455782312925" calcext:value-type="float">
            <text:p>11,9455782312925</text:p>
          </table:table-cell>
          <table:table-cell office:value-type="float" office:value="0.76" calcext:value-type="float">
            <text:p>0,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1538461538462" calcext:value-type="float">
            <text:p>0,241538461538462</text:p>
          </table:table-cell>
          <table:table-cell/>
          <table:table-cell office:value-type="float" office:value="11.9727891156463" calcext:value-type="float">
            <text:p>11,9727891156463</text:p>
          </table:table-cell>
          <table:table-cell office:value-type="float" office:value="0.518461538461539" calcext:value-type="float">
            <text:p>0,518461538461539</text:p>
          </table:table-cell>
          <table:table-cell/>
          <table:table-cell office:value-type="float" office:value="-3.97278911564626" calcext:value-type="float">
            <text:p>-3,97278911564626</text:p>
          </table:table-cell>
          <table:table-cell office:value-type="float" office:value="0.0630769230769231" calcext:value-type="float">
            <text:p>0,063076923076923</text:p>
          </table:table-cell>
          <table:table-cell/>
          <table:table-cell office:value-type="float" office:value="11.9727891156463" calcext:value-type="float">
            <text:p>11,9727891156463</text:p>
          </table:table-cell>
          <table:table-cell office:value-type="float" office:value="0.244615384615385" calcext:value-type="float">
            <text:p>0,2446153846153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78461538461539" calcext:value-type="float">
            <text:p>0,778461538461539</text:p>
          </table:table-cell>
        </table:table-row>
        <table:table-row table:style-name="ro1">
          <table:table-cell office:value-type="float" office:value="13.9591836734694" calcext:value-type="float">
            <text:p>13,9591836734694</text:p>
          </table:table-cell>
          <table:table-cell office:value-type="float" office:value="0.863076923076923" calcext:value-type="float">
            <text:p>0,863076923076923</text:p>
          </table:table-cell>
          <table:table-cell/>
          <table:table-cell office:value-type="float" office:value="13.9863945578231" calcext:value-type="float">
            <text:p>13,9863945578231</text:p>
          </table:table-cell>
          <table:table-cell office:value-type="float" office:value="0.304615384615385" calcext:value-type="float">
            <text:p>0,304615384615385</text:p>
          </table:table-cell>
          <table:table-cell/>
          <table:table-cell office:value-type="float" office:value="13.9591836734694" calcext:value-type="float">
            <text:p>13,9591836734694</text:p>
          </table:table-cell>
          <table:table-cell office:value-type="float" office:value="0.56" calcext:value-type="float">
            <text:p>0,56</text:p>
          </table:table-cell>
          <table:table-cell/>
          <table:table-cell office:value-type="float" office:value="-5.95918367346939" calcext:value-type="float">
            <text:p>-5,95918367346939</text:p>
          </table:table-cell>
          <table:table-cell office:value-type="float" office:value="0.00923076923076926" calcext:value-type="float">
            <text:p>0,009230769230769</text:p>
          </table:table-cell>
          <table:table-cell/>
          <table:table-cell office:value-type="float" office:value="13.9863945578231" calcext:value-type="float">
            <text:p>13,9863945578231</text:p>
          </table:table-cell>
          <table:table-cell office:value-type="float" office:value="0.293846153846154" calcext:value-type="float">
            <text:p>0,293846153846154</text:p>
          </table:table-cell>
          <table:table-cell/>
          <table:table-cell office:value-type="float" office:value="13.9591836734694" calcext:value-type="float">
            <text:p>13,9591836734694</text:p>
          </table:table-cell>
          <table:table-cell office:value-type="float" office:value="0.883076923076923" calcext:value-type="float">
            <text:p>0,883076923076923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CFD total</text:p>
          </table:table-cell>
          <table:table-cell table:number-columns-repeated="2"/>
          <table:table-cell office:value-type="string" calcext:value-type="string">
            <text:p>CFD_WING</text:p>
          </table:table-cell>
          <table:table-cell table:number-columns-repeated="2"/>
          <table:table-cell office:value-type="string" calcext:value-type="string">
            <text:p>CFD hinge</text:p>
          </table:table-cell>
          <table:table-cell table:number-columns-repeated="2"/>
          <table:table-cell office:value-type="string" calcext:value-type="string">
            <text:p>LLT hinge</text:p>
          </table:table-cell>
          <table:table-cell table:number-columns-repeated="2"/>
          <table:table-cell office:value-type="string" calcext:value-type="string">
            <text:p>LLT wing</text:p>
          </table:table-cell>
          <table:table-cell table:number-columns-repeated="2"/>
          <table:table-cell office:value-type="string" calcext:value-type="string">
            <text:p>LLT 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0:54:28.085675852</meta:creation-date>
    <dc:date>2021-09-06T10:59:38.596833008</dc:date>
    <meta:editing-duration>PT5M11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